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Contents_20_2">
      <style:paragraph-properties>
        <style:tab-stops>
          <style:tab-stop style:position="0cm"/>
        </style:tab-stops>
      </style:paragraph-properties>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List">
      <style:text-properties fo:background-color="transparent"/>
    </style:style>
    <style:style style:name="P23" style:family="paragraph" style:parent-style-name="Heading_20_1"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Heading_20_2">
      <style:paragraph-properties fo:break-before="page"/>
    </style:style>
    <style:style style:name="P26" style:family="paragraph" style:parent-style-name="Code">
      <style:text-properties style:font-name="Monaco1" fo:font-size="9pt" style:font-size-asian="9pt" style:font-size-complex="9pt"/>
    </style:style>
    <style:style style:name="P27" style:family="paragraph" style:parent-style-name="Standard" style:master-page-name="Index">
      <style:paragraph-properties style:page-number="auto"/>
    </style:style>
    <style:style style:name="P28" style:family="paragraph" style:parent-style-name="Standard" style:list-style-name="L1">
      <style:text-properties fo:background-color="transparent"/>
    </style:style>
    <style:style style:name="P29" style:family="paragraph" style:parent-style-name="Standard" style:list-style-name="L2"/>
    <style:style style:name="P30" style:family="paragraph" style:parent-style-name="Standard" style:list-style-name=""/>
    <style:style style:name="P3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font-name="Optima1"/>
    </style:style>
    <style:style style:name="T11" style:family="text">
      <style:text-properties style:font-name="Optima1" fo:font-size="10pt" style:text-underline-style="none" style:font-size-asian="10pt" style:font-size-complex="10pt"/>
    </style:style>
    <style:style style:name="T12" style:family="text">
      <style:text-properties style:font-name="Optima1" fo:font-size="10pt" style:text-underline-style="none" fo:background-color="transparent" style:font-size-asian="10pt" style:font-size-complex="10pt"/>
    </style:style>
    <style:style style:name="T13" style:family="text">
      <style:text-properties style:font-name="Optima1" fo:font-size="10pt" style:font-size-asian="10pt" style:font-size-complex="10pt"/>
    </style:style>
    <style:style style:name="T14" style:family="text">
      <style:text-properties style:font-name="monaco" fo:font-size="9pt" style:font-size-asian="9pt" style:font-size-complex="9p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style:font-name="Monaco1" fo:font-size="9pt" fo:font-style="normal" style:font-size-asian="9pt" style:font-style-asian="normal" style:font-size-complex="9pt" style:font-style-complex="normal"/>
    </style:style>
    <style:style style:name="T18" style:family="text">
      <style:text-properties style:font-name="Monaco1" fo:font-style="normal" style:font-style-asian="normal" style:font-style-complex="normal"/>
    </style:style>
    <style:style style:name="T19" style:family="text">
      <style:text-properties style:font-name="Optima1"/>
    </style:style>
    <style:style style:name="T20" style:family="text">
      <style:text-properties style:font-name="Optima1" fo:font-size="10pt" fo:font-style="normal"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text:p>
      <text:p text:style-name="P10">Native Microsoft Outlook Configuration Guide</text:p>
      <text:p text:style-name="P3"/>
      <text:p text:style-name="P27">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 – August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2</text:p>
          <text:p text:style-name="P21">Chapter 2<text:tab/>Introduction <text:s text:c="2"/><text:tab/>3</text:p>
          <text:p text:style-name="P21">Chapter 3<text:tab/>Requirements <text:s text:c="3"/><text:tab/>4</text:p>
          <text:p text:style-name="P20">LDAP Server <text:s text:c="2"/><text:tab/>4</text:p>
          <text:p text:style-name="P20">Microsoft Active Directory <text:s text:c="2"/><text:tab/>4</text:p>
          <text:p text:style-name="P20">Other or No Solution <text:s text:c="2"/><text:tab/>5</text:p>
          <text:p text:style-name="P20">IMAP Server and Trust <text:s text:c="2"/><text:tab/>6</text:p>
          <text:p text:style-name="P21">Chapter 4<text:tab/>Installation <text:s text:c="2"/><text:tab/>7</text:p>
          <text:p text:style-name="P20">Red Hat Enterprise Linux v5 or v6 <text:s text:c="2"/><text:tab/>7</text:p>
          <text:p text:style-name="P20">Debian 6.0 (“Squeeze”), Ubuntu 11.10 (“Oneiric Ocelot”) and Ubuntu 12.04 (“Precise Pangolin”) <text:s text:c="2"/><text:tab/>8</text:p>
          <text:p text:style-name="P21">Chapter 5<text:tab/>Configuration <text:s text:c="2"/><text:tab/>9</text:p>
          <text:p text:style-name="P20">SOGo Configuration <text:s text:c="2"/><text:tab/>9</text:p>
          <text:p text:style-name="P20">Samba 4 Configuration <text:s text:c="2"/><text:tab/>9</text:p>
          <text:p text:style-name="P20">OpenChange Configuration <text:s text:c="2"/><text:tab/>10</text:p>
          <text:p text:style-name="P20">Apache Configuration for Web Services <text:s text:c="2"/><text:tab/>11</text:p>
          <text:p text:style-name="P20">Name Service Configuration for Web Services <text:s text:c="2"/><text:tab/>12</text:p>
          <text:p text:style-name="P21">Chapter 6<text:tab/>Adding Users <text:s text:c="2"/><text:tab/>13</text:p>
          <text:p text:style-name="P21">Chapter 7<text:tab/>Microsoft Outlook 2003, 2007 and 2010 Configuration <text:s text:c="2"/><text:tab/>14</text:p>
          <text:p text:style-name="P21">Chapter 8<text:tab/>Known Issues or Limitations <text:s text:c="2"/><text:tab/>15</text:p>
          <text:p text:style-name="P20">Current Limitations <text:s text:c="2"/><text:tab/>15</text:p>
          <text:p text:style-name="P21">Chapter 9<text:tab/>Additional Information <text:s text:c="2"/><text:tab/>17</text:p>
          <text:p text:style-name="P21">Chapter 10<text:tab/>Commercial Support and Contact Information <text:s text:c="2"/><text:tab/>18</text:p>
        </text:index-body>
      </text:table-of-content>
      <text:p text:style-name="Standard"/>
      <text:h text:style-name="P23"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6">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4"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5"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4"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in the form of nightly builds. Please follow the instructions from <text:a xlink:type="simple" xlink:href="http://www.sogo.nu/english/downloads/backend_nightly.html">http://www.sogo.nu/english/downloads/backend_nightly.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ready, install the OpenChange packages on top of an existing SOGo installation:</text:p>
      <text:p text:style-name="P18">yum clean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25" text:outline-level="2">Debian 6.0 (“Squeeze”), Ubuntu 11.10 (“Oneiric Ocelot”) and Ubuntu 12.04 (“Precise Pangolin”)</text:h>
      <text:p text:style-name="Standard">Samba 4, OpenChange, SOGo and the SOGo OpenChange backend are now available in the form of nightly builds. Please follow the instructions from <text:a xlink:type="simple" xlink:href="http://www.sogo.nu/english/downloads/backend_nightly.html">http://www.sogo.nu/english/downloads/backend_nightly.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3">:</text:span></text:p>
      <text:p text:style-name="P18">deb http://backports.debian.org/debian-backports squeeze-backports main</text:p>
      <text:p text:style-name="Standard"><text:line-break/>Then install the dependencies:</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4"><text:s text:c="16"/></text:span><text:span text:style-name="T14">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4"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text:span></text:span><text:span text:style-name="Emphasis"><text:span text:style-name="T8">G</text:span></text:span><text:span text:style-name="Emphasis"><text:span text:style-name="T8">uide</text:span></text:span><text:span text:style-name="T8">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0">(</text:span><text:span text:style-name="Code_20__28_inline_29_">/etc/samba/smb.conf </text:span><text:span text:style-name="T10">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Next, you can start Samba using the usual command :</text:p>
      <text:p text:style-name="Code">/etc/init.d/samba4 start</text:p>
      <text:p text:style-name="Code"/>
      <text:p text:style-name="Standard">On RHEL, make sure SELinux is disabled. </text:p>
      <text:p text:style-name="P8">You can also launch the OpenChange web services:</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7278416813373333647" text:style-name="L1">
        <text:list-item>
          <text:p text:style-name="P28"><text:span text:style-name="T1">OCS Manager</text:span> which is used for autodiscovery and freebusy lookups on Outlook 2007 and 2010</text:p>
        </text:list-item>
        <text:list-item>
          <text:p text:style-name="P28"><text:span text:style-name="T1">RPC Proxy</text:span> which is used for RPC over HTTP (“Outlook Anywhere”)</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7925973626601311449" text:style-name="L2">
        <text:list-item>
          <text:p text:style-name="P29">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9">The second option is to add a <text:span text:style-name="Code_20__28_inline_29_">SRV</text:span> entry to your DNS configuration where the “_service” value would be “Autodiscover” and the “_protocol” would be “_tcp”.</text:p>
        </text:list-item>
      </text:list>
      <text:h text:style-name="P24"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8">If you don't have a trust between your IMAP server and SOGo, you must at this point set the cleartext password of the newly created user in </text:span><text:span text:style-name="Code_20__28_inline_29_"><text:span text:style-name="T8">/var/lib/samba4/private/mapistore/&lt;username/password</text:span></text:span><text:span text:style-name="T8"> (or </text:span><text:span text:style-name="Code_20__28_inline_29_"><text:span text:style-name="T8">/var/lib/samba/private/mapistore/&lt;username/password</text:span></text:span><text:span text:style-name="T11"> on Debian-based distributions).</text:span></text:p>
      <text:p text:style-name="Standard"><text:span text:style-name="T12">This per-us</text:span><text:span text:style-name="T9">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9">Alternatively, you can simply create the file using the </text:span><text:span text:style-name="T7">echo</text:span><text:span text:style-name="T9"> command:</text:span></text:p>
      <text:p text:style-name="Code">echo -n 'my_password' &gt; password</text:p>
      <text:h text:style-name="P24"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4">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8">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8">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0" text:outline-level="1"/>
      <text:h text:style-name="P24"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5">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17">openchange_cleanup.py</text:span><text:span text:style-name="T4"> script distributed with sogo. <text:s/>The script can be found <text:s/>in </text:span><text:span text:style-name="T17">/usr/share/doc/sogo/</text:span><text:span text:style-name="T4"> (</text:span><text:span text:style-name="T17">/usr/share/sogo-VERSION/</text:span><text:span text:style-name="T4"> on RHEL).<text:line-break/>To reset a user, run the script as root :<text:line-break/> <text:s/></text:span><text:span text:style-name="T17">python openchange_cleanup.py username<text:line-break/></text:span><text:span text:style-name="T20">See the usage output for additional options.</text:span></text:p>
      <text:p text:style-name="P13">❏<text:tab/>The “Out of Office Assitant” will not currently work. This feature has not been implemented.</text:p>
      <text:h text:style-name="Heading_20_3" text:outline-level="3">Mail</text:h>
      <text:p text:style-name="List">❏<text:tab/>Sharing mail folders is not supported.</text:p>
      <text:h text:style-name="Heading_20_3" text:outline-level="3"><text:soft-page-break/>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4"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0</text:chapter></text:p>
      </style:header>
      <style:footer>
        <text:p text:style-name="MP2">© 2009-2012 Inverse inc.<text:tab/><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20</meta:editing-cycles>
    <meta:editing-duration>P3DT19H16M46S</meta:editing-duration>
    <dc:date>2012-08-28T11:02:16</dc:date>
    <meta:document-statistic meta:table-count="0" meta:image-count="2" meta:object-count="0" meta:page-count="20" meta:paragraph-count="313" meta:word-count="3340" meta:character-count="22869"/>
    <meta:user-defined meta:name="Info 1"/>
    <meta:user-defined meta:name="Info 2"/>
    <meta:user-defined meta:name="Info 3"/>
    <meta:user-defined meta:name="Info 4"/>
  </office:meta>
</office:document-meta>
</file>